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0C1000000C3C5DA938C260AA1DE.png" manifest:media-type="image/png"/>
  <manifest:file-entry manifest:full-path="Pictures/10000000000000C4000000C593953CA3793A8B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fill-color="#c5000b" draw:opacity="50%" draw:textarea-horizontal-align="justify" draw:textarea-vertical-align="middle" draw:auto-grow-height="false" fo:min-height="0.83cm" fo:min-width="2.279cm" draw:shadow-opacity="50%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97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973cm" fo:min-width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fo:min-height="1.666cm"/>
    </style:style>
    <style:style style:name="gr9" style:family="graphic" style:parent-style-name="objectwithoutfill">
      <style:graphic-properties draw:marker-end="Arrow" draw:fill="none" draw:textarea-vertical-align="middle"/>
    </style:style>
    <style:style style:name="co1" style:family="table-column">
      <style:table-column-properties style:column-width="1.686cm" style:use-optimal-column-width="false"/>
    </style:style>
    <style:style style:name="co2" style:family="table-column">
      <style:table-column-properties style:column-width="1.69cm" style:use-optimal-column-width="false"/>
    </style:style>
    <style:style style:name="co3" style:family="table-column">
      <style:table-column-properties style:column-width="1.436cm" style:use-optimal-column-width="false"/>
    </style:style>
    <style:style style:name="ro1" style:family="table-row">
      <style:table-row-properties style:row-height="1.523cm"/>
    </style:style>
    <style:style style:name="ro2" style:family="table-row">
      <style:table-row-properties style:row-height="1.522cm"/>
    </style:style>
    <style:style style:name="ro3" style:family="table-row">
      <style:table-row-properties style:row-height="1.535cm"/>
    </style:style>
    <style:style style:name="ro4" style:family="table-row">
      <style:table-row-properties style:row-height="1.538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c5000b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433cm" svg:height="7.613cm" svg:x="1.936cm" svg:y="2.6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">A</text:span>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</table:table-row>
            <table:table-row table:style-name="ro1" table:default-cell-style-name="ce2">
              <table:table-cell table:style-name="ce1">
                <text:p><text:span text:style-name="T1">F</text:span></text:p>
              </table:table-cell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  <table:table-cell>
                <text:p>J</text:p>
              </table:table-cell>
            </table:table-row>
            <table:table-row table:style-name="ro1" table:default-cell-style-name="ce2">
              <table:table-cell table:style-name="ce1">
                <text:p><text:span text:style-name="T1">K</text:span></text:p>
              </table:table-cell>
              <table:table-cell>
                <text:p>L</text:p>
              </table:table-cell>
              <table:table-cell>
                <text:p>M</text:p>
              </table:table-cell>
              <table:table-cell>
                <text:p>N</text:p>
              </table:table-cell>
              <table:table-cell>
                <text:p>O</text:p>
              </table:table-cell>
            </table:table-row>
            <table:table-row table:style-name="ro1" table:default-cell-style-name="ce2">
              <table:table-cell table:style-name="ce1">
                <text:p><text:span text:style-name="T1">P</text:span></text:p>
              </table:table-cell>
              <table:table-cell>
                <text:p>Q</text:p>
              </table:table-cell>
              <table:table-cell>
                <text:p>R</text:p>
              </table:table-cell>
              <table:table-cell>
                <text:p>S</text:p>
              </table:table-cell>
              <table:table-cell>
                <text:p>T</text:p>
              </table:table-cell>
            </table:table-row>
            <table:table-row table:style-name="ro2" table:default-cell-style-name="ce2">
              <table:table-cell table:style-name="ce1">
                <text:p><text:span text:style-name="T1">U</text:span></text:p>
              </table:table-cell>
              <table:table-cell>
                <text:p>V</text:p>
              </table:table-cell>
              <table:table-cell>
                <text:p>W</text:p>
              </table:table-cell>
              <table:table-cell>
                <text:p>X</text:p>
              </table:table-cell>
              <table:table-cell>
                <text:p>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measurelines" svg:width="8.433cm" svg:height="7.613cm" svg:x="14.354cm" svg:y="2.6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>D</text:p>
              </table:table-cell>
              <table:table-cell>
                <text:p>E</text:p>
              </table:table-cell>
              <table:table-cell table:style-name="ce1">
                <text:p><text:span text:style-name="T1">A</text:span>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1" table:default-cell-style-name="ce2">
              <table:table-cell>
                <text:p>H</text:p>
              </table:table-cell>
              <table:table-cell>
                <text:p>I</text:p>
              </table:table-cell>
              <table:table-cell>
                <text:p>J</text:p>
              </table:table-cell>
              <table:table-cell table:style-name="ce1">
                <text:p><text:span text:style-name="T1">F</text:span></text:p>
              </table:table-cell>
              <table:table-cell>
                <text:p>G</text:p>
              </table:table-cell>
            </table:table-row>
            <table:table-row table:style-name="ro1" table:default-cell-style-name="ce2">
              <table:table-cell>
                <text:p>O</text:p>
              </table:table-cell>
              <table:table-cell table:style-name="ce1">
                <text:p><text:span text:style-name="T1">K</text:span></text:p>
              </table:table-cell>
              <table:table-cell>
                <text:p>L</text:p>
              </table:table-cell>
              <table:table-cell>
                <text:p>M</text:p>
              </table:table-cell>
              <table:table-cell>
                <text:p>N</text:p>
              </table:table-cell>
            </table:table-row>
            <table:table-row table:style-name="ro1" table:default-cell-style-name="ce2">
              <table:table-cell>
                <text:p>R</text:p>
              </table:table-cell>
              <table:table-cell>
                <text:p>S</text:p>
              </table:table-cell>
              <table:table-cell>
                <text:p>T</text:p>
              </table:table-cell>
              <table:table-cell table:style-name="ce1">
                <text:p><text:span text:style-name="T1">P</text:span></text:p>
              </table:table-cell>
              <table:table-cell>
                <text:p>Q</text:p>
              </table:table-cell>
            </table:table-row>
            <table:table-row table:style-name="ro2" table:default-cell-style-name="ce2">
              <table:table-cell table:style-name="ce1">
                <text:p><text:span text:style-name="T1">U</text:span></text:p>
              </table:table-cell>
              <table:table-cell>
                <text:p>V</text:p>
              </table:table-cell>
              <table:table-cell>
                <text:p>W</text:p>
              </table:table-cell>
              <table:table-cell>
                <text:p>X</text:p>
              </table:table-cell>
              <table:table-cell>
                <text:p>Y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measurelines" svg:width="5.461cm" svg:height="0.962cm" svg:x="3.532cm" svg:y="1.254cm">
          <draw:text-box>
            <text:p>Imagen original</text:p>
          </draw:text-box>
        </draw:frame>
        <draw:frame draw:style-name="gr2" draw:text-style-name="P1" draw:layer="measurelines" svg:width="7.165cm" svg:height="1.673cm" svg:x="15.633cm" svg:y="1.254cm">
          <draw:text-box>
            <text:p>Imagen encriptada</text:p>
          </draw:text-box>
        </draw:frame>
        <draw:frame draw:style-name="standard" draw:layer="layout" svg:width="1.435cm" svg:height="7.677cm" svg:x="24.71cm" svg:y="2.593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>2</text:p>
              </table:table-cell>
            </table:table-row>
            <table:table-row table:style-name="ro3">
              <table:table-cell table:style-name="ce2">
                <text:p>3</text:p>
              </table:table-cell>
            </table:table-row>
            <table:table-row table:style-name="ro3">
              <table:table-cell table:style-name="ce2">
                <text:p>1</text:p>
              </table:table-cell>
            </table:table-row>
            <table:table-row table:style-name="ro3">
              <table:table-cell table:style-name="ce2">
                <text:p>3</text:p>
              </table:table-cell>
            </table:table-row>
            <table:table-row table:style-name="ro4">
              <table:table-cell table:style-name="ce2"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.569cm" svg:height="0.962cm" svg:x="24.134cm" svg:y="1.255cm">
          <draw:text-box>
            <text:p>offsets</text:p>
          </draw:text-box>
        </draw:frame>
        <draw:custom-shape draw:style-name="gr3" draw:text-style-name="P3" draw:layer="layout" svg:width="3.175cm" svg:height="2.159cm" svg:x="10.652cm" svg:y="5.445cm">
          <text:p text:style-name="P2">Resuelva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5.185cm" svg:height="5.211cm" svg:x="16.554cm" svg:y="12.375cm">
          <draw:image xlink:href="Pictures/10000000000000C4000000C593953CA3793A8B47.png" xlink:type="simple" xlink:show="embed" xlink:actuate="onLoad">
            <text:p/>
          </draw:image>
        </draw:frame>
        <draw:frame draw:style-name="gr4" draw:text-style-name="P4" draw:layer="layout" svg:width="5.105cm" svg:height="5.158cm" svg:x="3.694cm" svg:y="12.302cm">
          <draw:image xlink:href="Pictures/10000000000000C1000000C3C5DA938C260AA1DE.png" xlink:type="simple" xlink:show="embed" xlink:actuate="onLoad">
            <text:p/>
          </draw:image>
        </draw:frame>
        <draw:custom-shape draw:style-name="gr5" draw:text-style-name="P2" draw:layer="layout" svg:width="0.889cm" svg:height="1.397cm" svg:x="18.653cm" svg:y="10.77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889cm" svg:height="1.397cm" svg:x="5.845cm" svg:y="10.7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27cm" svg:height="1.524cm" svg:x="6.153cm" svg:y="17.73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8" draw:text-style-name="P5" draw:layer="layout" svg:width="20.993cm" svg:height="1.916cm" svg:x="7.547cm" svg:y="18.172cm">
          <draw:text-box>
            <text:p><text:span text:style-name="T2">Enviennos un email a </text:span><text:span text:style-name="T2"><text:a xlink:href="mailto:docentes_icnpg@googlegroups.com" xlink:type="simple">docentes_icnpg@googlegroups.com</text:a></text:span><text:span text:style-name="T2"> describiendo su contenido, </text:span></text:p>
            <text:p><text:span text:style-name="T2">junto a su código desencriptador. </text:span></text:p>
          </draw:text-box>
        </draw:frame>
        <draw:polyline draw:style-name="gr9" draw:text-style-name="P4" draw:layer="layout" svg:width="10.032cm" svg:height="1.904cm" svg:x="13.446cm" svg:y="7.985cm" svg:viewBox="0 0 10033 1905" draw:points="9398,0 10033,0 10033,1905 0,1905 0,127 889,127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6:59:38.958850937</meta:creation-date>
    <dc:date>2017-06-12T12:25:01.793153355</dc:date>
    <meta:editing-duration>PT49M59S</meta:editing-duration>
    <meta:editing-cycles>15</meta:editing-cycles>
    <meta:generator>LibreOffice/5.1.6.2$Linux_X86_64 LibreOffice_project/10m0$Build-2</meta:generator>
    <meta:document-statistic meta:object-count="14"/>
  </office:meta>
</office:document-meta>
</file>